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H0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03</text:p>
          </table:table-cell>
          <table:table-cell office:value-type="string" calcext:value-type="string">
            <text:p>H04</text:p>
          </table:table-cell>
          <table:table-cell office:value-type="string" calcext:value-type="string">
            <text:p>H05</text:p>
          </table:table-cell>
          <table:table-cell office:value-type="string" calcext:value-type="string">
            <text:p>H06</text:p>
          </table:table-cell>
          <table:table-cell office:value-type="string" calcext:value-type="string">
            <text:p>H07</text:p>
          </table:table-cell>
          <table:table-cell office:value-type="string" calcext:value-type="string">
            <text:p>H08</text:p>
          </table:table-cell>
          <table:table-cell office:value-type="string" calcext:value-type="string">
            <text:p>H09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H11</text:p>
          </table:table-cell>
          <table:table-cell/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number-columns-repeated="12"/>
          <table:table-cell table:formula="of:=SUM([.B2:.L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ironmental system</text:p>
          </table:table-cell>
          <table:table-cell table:number-columns-repeated="12"/>
          <table:table-cell table:formula="of:=SUM([.B3:.L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syste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:.L4])"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eographical entity</text:p>
          </table:table-cell>
          <table:table-cell table:number-columns-repeated="12"/>
          <table:table-cell table:formula="of:=SUM([.B6:.L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7:.L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ographical region</text:p>
          </table:table-cell>
          <table:table-cell table:number-columns-repeated="12"/>
          <table:table-cell table:formula="of:=SUM([.B8:.L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lan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9:.L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inen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10:.L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1:.L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 range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formula="of:=SUM([.B12:.L1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tive rang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3:.L13])"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12"/>
          <table:table-cell table:formula="of:=SUM([.B15:.L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formula="of:=SUM([.B16:.L1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tive 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7:.L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ien species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formula="of:=SUM([.B18:.L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vasive speci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B19:.L1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-invasive species</text:p>
          </table:table-cell>
          <table:table-cell table:number-columns-repeated="12"/>
          <table:table-cell table:formula="of:=SUM([.B20:.L20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pulation/population of organisms</text:p>
          </table:table-cell>
          <table:table-cell table:number-columns-repeated="12"/>
          <table:table-cell table:formula="of:=SUM([.B22:.L22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role</text:p>
          </table:table-cell>
          <table:table-cell table:number-columns-repeated="12"/>
          <table:table-cell table:formula="of:=SUM([.B25:.L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m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26:.L2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eciali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27:.L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i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28:.L28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(ecological) phenomen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31:.L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ss</text:p>
          </table:table-cell>
          <table:table-cell table:number-columns-repeated="12"/>
          <table:table-cell table:formula="of:=SUM([.B32:.L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agule pressur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3:.L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activit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4:.L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asion</text:p>
          </table:table-cell>
          <table:table-cell table:number-columns-repeated="12"/>
          <table:table-cell table:formula="of:=SUM([.B35:.L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asion succ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6" office:value-type="float" office:value="1" calcext:value-type="float">
            <text:p>1</text:p>
          </table:table-cell>
          <table:table-cell/>
          <table:table-cell table:formula="of:=SUM([.B36:.L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37:.L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logical impac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38:.L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asion phases</text:p>
          </table:table-cell>
          <table:table-cell table:number-columns-repeated="12"/>
          <table:table-cell table:formula="of:=SUM([.B39:.L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asion transport phas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40:.L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asion establishment phas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41:.L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asion spread phas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42:.L42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iodiversi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44:.L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45:.L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roduction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46:.L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turbanc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7:.L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e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48:.L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table:number-columns-repeated="12"/>
          <table:table-cell table:formula="of:=SUM([.B49:.L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es trait</text:p>
          </table:table-cell>
          <table:table-cell table:number-columns-repeated="12"/>
          <table:table-cell table:formula="of:=SUM([.B50:.L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otyp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51:.L5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enotype</text:p>
          </table:table-cell>
          <table:table-cell table:number-columns-repeated="12"/>
          <table:table-cell table:formula="of:=SUM([.B52:.L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enotypic plasticit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53:.L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etitiv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54:.L54])"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source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56:.L56])"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bs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58:.L58])"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sEnemyOf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60:.L6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PreyOf</text:p>
          </table:table-cell>
          <table:table-cell table:number-columns-repeated="12"/>
          <table:table-cell table:formula="of:=SUM([.B61:.L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Role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62:.L6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sR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63:.L6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AlienRang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formula="of:=SUM([.B64:.L6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sNativeRang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5:.L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CloselyRelatedT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66:.L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ocate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67:.L6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differsFro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8:.L6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sSimilarT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9:.L6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sTheSam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70:.L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reasesEffortI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71:.L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reasesEffortI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72:.L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hasIncreasedEffortLevel</text:span>B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73:.L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hasDecreasedEffortLevel</text:span>B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74:.L74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isInInvasionPhas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77:.L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hiv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B78:.L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letedInvasionPhas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79:.L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ilita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B80:.L80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asLevelO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82:.L82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nhanc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84:.L8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eEnhancedB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85:.L85])"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sAgain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87:.L87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howsChangesInSpeciesTrai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89:.L89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show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0:.L90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<text:span text:style-name="T1">hasInvasionSuccess</text:span>Likeliho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6" office:value-type="float" office:value="1" calcext:value-type="float">
            <text:p>1</text:p>
          </table:table-cell>
          <table:table-cell/>
          <table:table-cell table:formula="of:=SUM([.B92:.L92]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sRangeT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94:.L9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AlienRangeT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/>
          <table:table-cell table:formula="of:=SUM([.B95:.L9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sNativeRange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6:.L9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Valu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7:.L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Inde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98:.L98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sCausedB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0:.L1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1:.L10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asDisturbanceLeve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2:.L10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sInfluencedB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3:.L1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BiodiversityLev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104:.L1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AmountOfSpeci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05:.L1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AmountOfCloselyRelatedSpeci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06:.L1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ainsSyste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7:.L1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Are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8:.L108]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asStatu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SUM([.B110:.L110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2])" office:value-type="float" office:value="12" calcext:value-type="float">
            <text:p>12</text:p>
          </table:table-cell>
          <table:table-cell table:formula="of:=SUM([.C2:.C112])" office:value-type="float" office:value="14" calcext:value-type="float">
            <text:p>14</text:p>
          </table:table-cell>
          <table:table-cell table:formula="of:=SUM([.D2:.D112])" office:value-type="float" office:value="18" calcext:value-type="float">
            <text:p>18</text:p>
          </table:table-cell>
          <table:table-cell table:formula="of:=SUM([.E2:.E112])" office:value-type="float" office:value="25" calcext:value-type="float">
            <text:p>25</text:p>
          </table:table-cell>
          <table:table-cell table:formula="of:=SUM([.F2:.F112])" office:value-type="float" office:value="18" calcext:value-type="float">
            <text:p>18</text:p>
          </table:table-cell>
          <table:table-cell table:formula="of:=SUM([.G2:.G112])" office:value-type="float" office:value="13" calcext:value-type="float">
            <text:p>13</text:p>
          </table:table-cell>
          <table:table-cell table:formula="of:=SUM([.H2:.H112])" office:value-type="float" office:value="12" calcext:value-type="float">
            <text:p>12</text:p>
          </table:table-cell>
          <table:table-cell table:formula="of:=SUM([.I2:.I112])" office:value-type="float" office:value="14" calcext:value-type="float">
            <text:p>14</text:p>
          </table:table-cell>
          <table:table-cell table:formula="of:=SUM([.J2:.J112])" office:value-type="float" office:value="11" calcext:value-type="float">
            <text:p>11</text:p>
          </table:table-cell>
          <table:table-cell table:formula="of:=SUM([.K2:.K112])" office:value-type="float" office:value="17" calcext:value-type="float">
            <text:p>17</text:p>
          </table:table-cell>
          <table:table-cell table:formula="of:=SUM([.L2:.L112])" office:value-type="float" office:value="12" calcext:value-type="float">
            <text:p>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.00.0000</text:date>, <text:time style:data-style-name="N2" text:time-value="18:13:19.8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7:15:36.740000000</meta:creation-date>
    <dc:date>2019-07-02T19:46:00.274000000</dc:date>
    <meta:editing-duration>PT2H12M18S</meta:editing-duration>
    <meta:editing-cycles>45</meta:editing-cycles>
    <meta:generator>LibreOffice/6.2.3.2$Windows_X86_64 LibreOffice_project/aecc05fe267cc68dde00352a451aa867b3b546ac</meta:generator>
    <meta:document-statistic meta:table-count="1" meta:cell-count="366" meta:object-count="0"/>
  </office:meta>
</office:document-meta>
</file>